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T1"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bol B+</text:p>
      <text:p text:style-name="Standard"/>
      <text:p text:style-name="P2">Hojas (Sequence Set) </text:p>
      <text:p text:style-name="Standard"/>
      <text:p text:style-name="Standard">Las hojas almacenan los registros, estos pueden ser de tamaño variable o tamaño fijo. Además de los registros almacenan tres campos de control: el espacio libre , el nivel y el nodo siguiente. El espacio libre se almacena como un entero sin signo de 2 bytes, permitiendo un tamaño máximo de hoja de 64KiB, y representa la cantidad de bytes libres en la hoja, los cuales estarán compactados al final de la hoja. El nivel guarda el numero cero en 1 byte, sirve para diferenciar los nodos internos de las hojas. El nodo siguiente es un campo de 4 bytes que almacena el numero de bloque de la hoja siguiente. Las hojas almacenan una lista en memoria con los registros que contiene y cada registro “sabe” como escribirse y leerse en el bloque de la hoja, por lo que no se necesitan campos que delimitan la longitud del registro. Los registros de tamaño fijo son tratados de igual manera que los registros variables. </text:p>
      <text:p text:style-name="Standard">Cuando se inserta un nuevo registro se busca secuencialmente en la lista de registros en memoria la posición donde se insertará el registro, en una inserción la hoja no se escribe en el archivo, sino que se deja esta responsabilidad al ámbito superior (nodo padre) para ahorrar escrituras. La inserción puede fallar por varios motivos. Si se intenta insertar un registro cuyo tamaño es superior al tamaño de bloque se lanza un error, si el registro ya se encuentra en la hoja se lanza otro error y finalmente si el espacio libre es menor que el tamaño del registro se lanza “overflow” , el cual será manejado desde el ámbito superior.</text:p>
      <text:p text:style-name="Standard">El overflow de la hoja es manejado por el padre de la siguiente manera. Se crea una nueva hoja en el archivo y se distribuyen los registros, incluyendo al que se quiere insertar, dejando a la hoja no nueva con la cantidad de registros necesaria para superar la mitad de su capacidad y el resto de los registros se ubican en la hoja nueva. Los registros de mayor valor se colocarán en la hoja nueva. Luego se corrigen los valores de nodo siguiente y finalmente se inserta en el nodo padre la clave del primer registro de la hoja nueva.</text:p>
      <text:p text:style-name="Standard">En el borrado de un registro primero se busca el registro en la lista al igual que en la inserción y si no se encuentra se lanza un error. Una vez encontrado se analiza el espacio libre, si este antes del borrado es mayor que la mitad de la capacidad de la hoja en bytes, se borra el registro aumentando el espacio libre y se lanza “underflow”. En caso contrario se borra el registro aumentando el espacio libre pero al igual que en la inserción la hoja no se escribe en disco. </text:p>
      <text:p text:style-name="Standard">El “underflow” es manejado por el padre del siguiente modo. Si la hoja tiene hermano derecho se lo lee, si no se lee el izquierdo. Se fija si el hermano tiene capacidad mínima , es decir , si su espacio libre es mayor que la mitad de la capacidad de la hoja. En caso positivo se fusionan las hojas liberando la hoja de la derecha luego de actualizar el siguiente nodo de la hermana y guardando todos los registros en la hoja de la izquierda. Como se libero la hoja de la derecha se borra la clave que la indexa en el nodo padre. Si el hermano no tiene capacidad mínima se balancean los registros de manera que la diferencia de espacio libre entre las hojas sea mínima, conservando el ordenamiento de los registros. Por último se actualiza la clave que indexa a la hoja derech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text:span text:style-name="T1">Nodos Internos (Index Set) </text:span></text:p>
      <text:p text:style-name="P2"/>
      <text:p text:style-name="P3">Los nodos internos almacenan las claves o identificadores de los registros y el numero de bloque de los nodos hijos. Cada clave tiene un hijo derecho y uno izquierdo, de manera que el hijo derecho de una es el izquierdo de la siguiente. Para almacenar los números de bloque de los hijos se usaron 4 bytes y se almacenan en el archivo intercalados con las claves. Las claves pueden ser de longitud fija o variable y se delega la escritura y lectura en el bloque al comportamiento de la clase que las representa, por lo tanto no hizo falta agregar un delimitador en el archivo. Además de claves e hijos <text:s/>los nodos internos guardan campos de control, los cuales son el espacio libre y el nivel. El espacio libre al igual que en las hojas representa la cantidad de bytes libres del nodo y se almacena en 2 bytes, el nivel representa la altura del nodo, es decir, cuantos nodos tengo que leer para llegar a una hoja, se almacena en 1 byte permitiendo hasta 255 niveles.</text:p>
      <text:p text:style-name="P3"/>
      <text:p text:style-name="P3">La inserción y borrado de claves e hijos se da cuando se produce un overflow o underflow en algún nodo hijo. Como se menciono anteriormente cuando una hoja produce overflow se debe insertar una nueva clave junto con su hijo derecho. Si no hay suficiente espacio libre el nodo interno lanza “overflow” y le pasa al padre la clave e hijo que no se pudieron insertar, es responsabilidad del padre manejar el overflow.</text:p>
      <text:p text:style-name="P3">Un nodo interno soluciona el overflow de su hijo nodo interno de esta manera. <text:s/>Obtiene la lista de hijos y de claves del hijo , agrega a las listas la clave e hijo que se quiso insertar. Luego deja al nodo <text:s/>hijo con las claves e hijos necesaria para superar la mitad de la capacidad, la siguiente clave la reserva y el resto de las clave e hijos los inserta en un nodo interno nuevo que será hermano derecho del primero. Finalmente inserta la clave reservada con el nodo nuevo como hijo derecho.</text:p>
      <text:p text:style-name="P3">Cuando un nodo interno intenta borrar una clave al igual que las hojas se fija si el espacio libre es mayor a la mitad de la capacidad, en caso positivo lanza un underflow luego de borrar la clave y su hijo derecho. En otro caso simplemente borra la clave y su hijo derecho aumentando el espacio libre.</text:p>
      <text:p text:style-name="P3">Un nodo interno maneja el underflow de su hijo nodo interno de la siguiente manera. <text:s/>Leo el hermano derecho o si no tiene al izquierdo y le pregunta si tiene capacidad mínima. En caso afirmativo toma las claves e hijos de los dos hijos le agrega la clave padre en el medio y fusiona todas estas claves e hijos en el nodo que produjo underflow, se libera el hermano y se remueve su referencia en el nodo padre. Si el hermano no tenía capacidad mínima se juntan todas las claves e hijos de los hijos junto con la clave padre de ambos y se distribuyen las claves e hijos de forma ordenada entre los dos nodos hijos haciendo que la diferencia de espacio libre entre ambos sea mínima, por último la clave que quedo en el medio se coloca como la nueva clave padre.</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ando </meta:initial-creator>
    <meta:creation-date>2011-10-20T16:29:37</meta:creation-date>
    <dc:date>2011-10-21T18:46:55</dc:date>
    <dc:creator>Fernando </dc:creator>
    <meta:editing-duration>PT1H3M35S</meta:editing-duration>
    <meta:editing-cycles>3</meta:editing-cycles>
    <meta:generator>LibreOffice/3.4$Unix LibreOffice_project/340m1$Build-302</meta:generator>
    <meta:document-statistic meta:table-count="0" meta:image-count="0" meta:object-count="0" meta:page-count="2" meta:paragraph-count="14" meta:word-count="1165" meta:character-count="6325" meta:non-whitespace-character-count="5163"/>
  </office:meta>
</office:document-meta>
</file>